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Text_20_body">
      <style:text-properties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paragraph-properties fo:margin-top="0cm" fo:margin-bottom="0cm"/>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fo:background-color="#ffffff">
        <style:background-image/>
      </style:paragraph-properties>
    </style:style>
    <style:style style:name="P20" style:family="paragraph" style:parent-style-name="Text_20_body">
      <style:paragraph-properties fo:background-color="#ffffff" fo:padding="0.049cm" fo:border="0.002cm solid #e3e3e3">
        <style:background-image/>
      </style:paragraph-properties>
    </style:style>
    <style:style style:name="P21" style:family="paragraph" style:parent-style-name="Text_20_body">
      <style:paragraph-properties fo:background-color="#ffffff" fo:padding="0.049cm" fo:border="0.002cm solid #e3e3e3">
        <style:background-image/>
      </style:paragraph-properties>
      <style:text-properties fo:font-size="12pt" style:text-underline-style="none" fo:font-weight="normal" style:font-size-asian="12pt" style:font-weight-asian="normal" style:font-size-complex="12pt" style:font-weight-complex="normal"/>
    </style:style>
    <style:style style:name="P22" style:family="paragraph" style:parent-style-name="Text_20_body">
      <style:paragraph-properties fo:background-color="#ffffff" fo:padding="0.049cm" fo:border="0.002cm solid #e3e3e3">
        <style:background-image/>
      </style:paragraph-properties>
      <style:text-properties fo:font-weight="bold" style:font-weight-asian="bold" style:font-weight-complex="bold"/>
    </style:style>
    <style:style style:name="P23" style:family="paragraph" style:parent-style-name="Text_20_body">
      <style:paragraph-properties fo:background-color="#ffffff" fo:padding="0.049cm" fo:border="0.002cm solid #e3e3e3">
        <style:background-image/>
      </style:paragraph-properties>
      <style:text-properties fo:font-weight="normal" style:font-weight-asian="normal" style:font-weight-complex="normal"/>
    </style:style>
    <style:style style:name="P24" style:family="paragraph" style:parent-style-name="Preformatted_20_Text">
      <style:paragraph-properties fo:margin-top="0cm" fo:margin-bottom="0.499cm" fo:padding="0.049cm" fo:border="0.002cm solid #e3e3e3" style:writing-mode="lr-tb"/>
    </style:style>
    <style:style style:name="P25" style:family="paragraph" style:parent-style-name="Preformatted_20_Text">
      <style:paragraph-properties fo:padding="0.049cm" fo:border="0.002cm solid #e3e3e3"/>
      <style:text-properties style:font-name="Times New Roman"/>
    </style:style>
    <style:style style:name="P26" style:family="paragraph" style:parent-style-name="Preformatted_20_Text">
      <style:paragraph-properties fo:padding="0.049cm" fo:border="0.002cm solid #e3e3e3"/>
      <style:text-properties style:font-name="Times New Roman" fo:font-size="12pt" style:font-size-asian="12pt" style:font-size-complex="12pt"/>
    </style:style>
    <style:style style:name="P27" style:family="paragraph" style:parent-style-name="Preformatted_20_Text">
      <style:paragraph-properties fo:padding="0.049cm" fo:border="0.002cm solid #e3e3e3" style:writing-mode="lr-tb"/>
    </style:style>
    <style:style style:name="P28" style:family="paragraph" style:parent-style-name="Text_20_body">
      <style:paragraph-properties fo:padding="0.049cm" fo:border="0.002cm solid #e3e3e3"/>
    </style:style>
    <style:style style:name="P29" style:family="paragraph" style:parent-style-name="Text_20_body">
      <style:paragraph-properties fo:padding="0.049cm" fo:border="0.002cm solid #e3e3e3"/>
      <style:text-properties style:font-name="Times New Roman"/>
    </style:style>
    <style:style style:name="P30" style:family="paragraph" style:parent-style-name="Text_20_body">
      <style:paragraph-properties fo:text-align="center" style:justify-single-word="false" fo:padding="0.049cm" fo:border="0.002cm solid #e3e3e3"/>
      <style:text-properties style:font-name="Times New Roman" fo:font-size="15pt" fo:font-weight="bold" style:font-size-asian="15pt" style:font-weight-asian="bold" style:font-size-complex="15pt" style:font-weight-complex="bold"/>
    </style:style>
    <style:style style:name="P31" style:family="paragraph" style:parent-style-name="Text_20_body">
      <style:paragraph-properties fo:padding="0.049cm" fo:border="0.002cm solid #e3e3e3"/>
      <style:text-properties style:font-name="Times New Roman" fo:font-size="12pt" style:font-size-asian="12pt" style:font-size-complex="12pt"/>
    </style:style>
    <style:style style:name="P32" style:family="paragraph" style:parent-style-name="Text_20_body">
      <style:paragraph-properties fo:padding="0.049cm" fo:border="0.002cm solid #e3e3e3"/>
      <style:text-properties fo:font-weight="bold" style:font-weight-asian="bold" style:font-weight-complex="bold"/>
    </style:style>
    <style:style style:name="P33" style:family="paragraph" style:parent-style-name="Text_20_body">
      <style:paragraph-properties fo:text-align="start" style:justify-single-word="false" fo:padding="0.049cm" fo:border="0.002cm solid #e3e3e3"/>
      <style:text-properties fo:font-size="12pt" fo:font-weight="bold" style:font-size-asian="12pt" style:font-weight-asian="bold" style:font-size-complex="12pt" style:font-weight-complex="bold"/>
    </style:style>
    <style:style style:name="P34" style:family="paragraph" style:parent-style-name="Text_20_body">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35" style:family="paragraph" style:parent-style-name="Text_20_body">
      <style:paragraph-properties fo:padding="0.049cm" fo:border="0.002cm solid #e3e3e3"/>
      <style:text-properties fo:font-weight="normal" style:font-weight-asian="normal" style:font-weight-complex="normal"/>
    </style:style>
    <style:style style:name="P36" style:family="paragraph" style:parent-style-name="Text_20_body">
      <style:paragraph-properties fo:text-align="start" style:justify-single-word="false" fo:padding="0.049cm" fo:border="0.002cm solid #e3e3e3"/>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37" style:family="paragraph" style:parent-style-name="Standard">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38" style:family="paragraph" style:parent-style-name="Horizontal_20_Line">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0" style:family="paragraph" style:parent-style-name="Standard" style:list-style-name="L1">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41" style:family="paragraph" style:parent-style-name="Standard" style:list-style-name="L2">
      <style:paragraph-properties fo:text-align="start" style:justify-single-word="false"/>
    </style:style>
    <style:style style:name="P42" style:family="paragraph" style:parent-style-name="Standard" style:list-style-name="L29">
      <style:paragraph-properties fo:text-align="start" style:justify-single-word="false"/>
    </style:style>
    <style:style style:name="P4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5" style:family="paragraph" style:parent-style-name="Text_20_body"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Text_20_body"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Text_20_body" style:list-style-name="L18">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8" style:family="paragraph" style:parent-style-name="Text_20_body" style:list-style-name="L24">
      <style:text-properties fo:font-size="12pt" style:text-underline-style="none" fo:font-weight="normal" style:font-size-asian="12pt" style:font-weight-asian="normal" style:font-size-complex="12pt" style:font-weight-complex="normal"/>
    </style:style>
    <style:style style:name="P49" style:family="paragraph" style:parent-style-name="Text_20_body" style:list-style-name="L3">
      <style:paragraph-properties fo:text-align="start" style:justify-single-word="false"/>
    </style:style>
    <style:style style:name="P50" style:family="paragraph" style:parent-style-name="Text_20_body" style:list-style-name="L11"/>
    <style:style style:name="P51" style:family="paragraph" style:parent-style-name="Text_20_body" style:list-style-name="L4">
      <style:paragraph-properties fo:margin-top="0cm" fo:margin-bottom="0cm" fo:padding="0.049cm" fo:border="0.002cm solid #e3e3e3"/>
    </style:style>
    <style:style style:name="P52" style:family="paragraph" style:parent-style-name="Text_20_body" style:list-style-name="L5">
      <style:paragraph-properties fo:margin-top="0cm" fo:margin-bottom="0cm" fo:padding="0.049cm" fo:border="0.002cm solid #e3e3e3"/>
    </style:style>
    <style:style style:name="P53" style:family="paragraph" style:parent-style-name="Text_20_body" style:list-style-name="L6">
      <style:paragraph-properties fo:margin-top="0cm" fo:margin-bottom="0cm" fo:padding="0.049cm" fo:border="0.002cm solid #e3e3e3"/>
    </style:style>
    <style:style style:name="P54" style:family="paragraph" style:parent-style-name="Text_20_body" style:list-style-name="L7">
      <style:paragraph-properties fo:margin-top="0cm" fo:margin-bottom="0cm" fo:padding="0.049cm" fo:border="0.002cm solid #e3e3e3"/>
    </style:style>
    <style:style style:name="P55" style:family="paragraph" style:parent-style-name="Text_20_body" style:list-style-name="L8">
      <style:paragraph-properties fo:margin-top="0cm" fo:margin-bottom="0cm" fo:padding="0.049cm" fo:border="0.002cm solid #e3e3e3"/>
    </style:style>
    <style:style style:name="P56" style:family="paragraph" style:parent-style-name="Text_20_body" style:list-style-name="L10">
      <style:paragraph-properties fo:margin-top="0cm" fo:margin-bottom="0cm" fo:padding="0.049cm" fo:border="0.002cm solid #e3e3e3"/>
    </style:style>
    <style:style style:name="P57" style:family="paragraph" style:parent-style-name="Text_20_body" style:list-style-name="L12">
      <style:paragraph-properties fo:margin-top="0cm" fo:margin-bottom="0cm" fo:padding="0.049cm" fo:border="0.002cm solid #e3e3e3"/>
    </style:style>
    <style:style style:name="P58" style:family="paragraph" style:parent-style-name="Text_20_body" style:list-style-name="L13">
      <style:paragraph-properties fo:margin-top="0cm" fo:margin-bottom="0cm" fo:padding="0.049cm" fo:border="0.002cm solid #e3e3e3"/>
    </style:style>
    <style:style style:name="P59" style:family="paragraph" style:parent-style-name="Text_20_body" style:list-style-name="L13">
      <style:paragraph-properties fo:margin-top="0cm" fo:margin-bottom="0cm"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60" style:family="paragraph" style:parent-style-name="Text_20_body" style:list-style-name="L15">
      <style:paragraph-properties fo:margin-top="0cm" fo:margin-bottom="0cm" fo:padding="0.049cm" fo:border="0.002cm solid #e3e3e3"/>
    </style:style>
    <style:style style:name="P61" style:family="paragraph" style:parent-style-name="Text_20_body" style:list-style-name="L17">
      <style:paragraph-properties fo:margin-top="0cm" fo:margin-bottom="0cm" fo:padding="0.049cm" fo:border="0.002cm solid #e3e3e3"/>
    </style:style>
    <style:style style:name="P62" style:family="paragraph" style:parent-style-name="Text_20_body" style:list-style-name="L20">
      <style:paragraph-properties fo:margin-top="0cm" fo:margin-bottom="0cm" fo:padding="0.049cm" fo:border="0.002cm solid #e3e3e3"/>
    </style:style>
    <style:style style:name="P63" style:family="paragraph" style:parent-style-name="Text_20_body" style:list-style-name="L21">
      <style:paragraph-properties fo:margin-top="0cm" fo:margin-bottom="0cm" fo:padding="0.049cm" fo:border="0.002cm solid #e3e3e3"/>
    </style:style>
    <style:style style:name="P64" style:family="paragraph" style:parent-style-name="Text_20_body" style:list-style-name="L22">
      <style:paragraph-properties fo:margin-top="0cm" fo:margin-bottom="0cm" fo:padding="0.049cm" fo:border="0.002cm solid #e3e3e3"/>
    </style:style>
    <style:style style:name="P65" style:family="paragraph" style:parent-style-name="Text_20_body" style:list-style-name="L23">
      <style:paragraph-properties fo:margin-top="0cm" fo:margin-bottom="0cm" fo:padding="0.049cm" fo:border="0.002cm solid #e3e3e3"/>
    </style:style>
    <style:style style:name="P66" style:family="paragraph" style:parent-style-name="Text_20_body" style:list-style-name="L25">
      <style:paragraph-properties fo:margin-top="0cm" fo:margin-bottom="0cm" fo:padding="0.049cm" fo:border="0.002cm solid #e3e3e3"/>
    </style:style>
    <style:style style:name="P67" style:family="paragraph" style:parent-style-name="Text_20_body" style:list-style-name="L26">
      <style:paragraph-properties fo:margin-top="0cm" fo:margin-bottom="0cm" fo:padding="0.049cm" fo:border="0.002cm solid #e3e3e3"/>
    </style:style>
    <style:style style:name="P68" style:family="paragraph" style:parent-style-name="Text_20_body" style:list-style-name="L27">
      <style:paragraph-properties fo:margin-top="0cm" fo:margin-bottom="0cm" fo:padding="0.049cm" fo:border="0.002cm solid #e3e3e3"/>
    </style:style>
    <style:style style:name="P69" style:family="paragraph" style:parent-style-name="Text_20_body" style:list-style-name="L28">
      <style:paragraph-properties fo:margin-top="0cm" fo:margin-bottom="0cm" fo:padding="0.049cm" fo:border="0.002cm solid #e3e3e3"/>
    </style:style>
    <style:style style:name="P70" style:family="paragraph" style:parent-style-name="Text_20_body" style:list-style-name="L29">
      <style:paragraph-properties fo:margin-top="0cm" fo:margin-bottom="0cm" fo:padding="0.049cm" fo:border="0.002cm solid #e3e3e3"/>
    </style:style>
    <style:style style:name="P71" style:family="paragraph" style:parent-style-name="Text_20_body" style:list-style-name="L11">
      <style:paragraph-properties fo:margin-top="0cm" fo:margin-bottom="0cm"/>
    </style:style>
    <style:style style:name="P72" style:family="paragraph" style:parent-style-name="Text_20_body" style:list-style-name="L4">
      <style:paragraph-properties fo:padding="0.049cm" fo:border="0.002cm solid #e3e3e3"/>
    </style:style>
    <style:style style:name="P73" style:family="paragraph" style:parent-style-name="Text_20_body" style:list-style-name="L5">
      <style:paragraph-properties fo:padding="0.049cm" fo:border="0.002cm solid #e3e3e3"/>
    </style:style>
    <style:style style:name="P74" style:family="paragraph" style:parent-style-name="Text_20_body" style:list-style-name="L6">
      <style:paragraph-properties fo:padding="0.049cm" fo:border="0.002cm solid #e3e3e3"/>
    </style:style>
    <style:style style:name="P75" style:family="paragraph" style:parent-style-name="Text_20_body" style:list-style-name="L7">
      <style:paragraph-properties fo:padding="0.049cm" fo:border="0.002cm solid #e3e3e3"/>
    </style:style>
    <style:style style:name="P76" style:family="paragraph" style:parent-style-name="Text_20_body" style:list-style-name="L8">
      <style:paragraph-properties fo:padding="0.049cm" fo:border="0.002cm solid #e3e3e3"/>
    </style:style>
    <style:style style:name="P77" style:family="paragraph" style:parent-style-name="Text_20_body" style:list-style-name="L10">
      <style:paragraph-properties fo:padding="0.049cm" fo:border="0.002cm solid #e3e3e3"/>
    </style:style>
    <style:style style:name="P78" style:family="paragraph" style:parent-style-name="Text_20_body" style:list-style-name="L12">
      <style:paragraph-properties fo:padding="0.049cm" fo:border="0.002cm solid #e3e3e3"/>
    </style:style>
    <style:style style:name="P79" style:family="paragraph" style:parent-style-name="Text_20_body" style:list-style-name="L13">
      <style:paragraph-properties fo:padding="0.049cm" fo:border="0.002cm solid #e3e3e3"/>
    </style:style>
    <style:style style:name="P80" style:family="paragraph" style:parent-style-name="Text_20_body" style:list-style-name="L16">
      <style:paragraph-properties fo:text-align="start" style:justify-single-word="false" fo:padding="0.049cm" fo:border="0.002cm solid #e3e3e3"/>
      <style:text-properties fo:font-size="12pt" fo:font-weight="bold" style:font-size-asian="12pt" style:font-weight-asian="bold" style:font-size-complex="12pt" style:font-weight-complex="bold"/>
    </style:style>
    <style:style style:name="P81" style:family="paragraph" style:parent-style-name="Text_20_body" style:list-style-name="L16">
      <style:paragraph-properties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82" style:family="paragraph" style:parent-style-name="Text_20_body" style:list-style-name="L15">
      <style:paragraph-properties fo:padding="0.049cm" fo:border="0.002cm solid #e3e3e3"/>
    </style:style>
    <style:style style:name="P83" style:family="paragraph" style:parent-style-name="Text_20_body" style:list-style-name="L17">
      <style:paragraph-properties fo:padding="0.049cm" fo:border="0.002cm solid #e3e3e3"/>
    </style:style>
    <style:style style:name="P84" style:family="paragraph" style:parent-style-name="Text_20_body" style:list-style-name="L19">
      <style:paragraph-properties fo:padding="0.049cm" fo:border="0.002cm solid #e3e3e3"/>
    </style:style>
    <style:style style:name="P85" style:family="paragraph" style:parent-style-name="Text_20_body" style:list-style-name="L20">
      <style:paragraph-properties fo:padding="0.049cm" fo:border="0.002cm solid #e3e3e3"/>
    </style:style>
    <style:style style:name="P86" style:family="paragraph" style:parent-style-name="Text_20_body" style:list-style-name="L21">
      <style:paragraph-properties fo:padding="0.049cm" fo:border="0.002cm solid #e3e3e3"/>
    </style:style>
    <style:style style:name="P87" style:family="paragraph" style:parent-style-name="Text_20_body" style:list-style-name="L22">
      <style:paragraph-properties fo:padding="0.049cm" fo:border="0.002cm solid #e3e3e3"/>
    </style:style>
    <style:style style:name="P88" style:family="paragraph" style:parent-style-name="Text_20_body" style:list-style-name="L23">
      <style:paragraph-properties fo:padding="0.049cm" fo:border="0.002cm solid #e3e3e3"/>
    </style:style>
    <style:style style:name="P89" style:family="paragraph" style:parent-style-name="Text_20_body" style:list-style-name="L25">
      <style:paragraph-properties fo:padding="0.049cm" fo:border="0.002cm solid #e3e3e3"/>
    </style:style>
    <style:style style:name="P90" style:family="paragraph" style:parent-style-name="Text_20_body" style:list-style-name="L26">
      <style:paragraph-properties fo:padding="0.049cm" fo:border="0.002cm solid #e3e3e3"/>
    </style:style>
    <style:style style:name="P91" style:family="paragraph" style:parent-style-name="Text_20_body" style:list-style-name="L27">
      <style:paragraph-properties fo:padding="0.049cm" fo:border="0.002cm solid #e3e3e3"/>
    </style:style>
    <style:style style:name="P92" style:family="paragraph" style:parent-style-name="Text_20_body" style:list-style-name="L28">
      <style:paragraph-properties fo:padding="0.049cm" fo:border="0.002cm solid #e3e3e3"/>
    </style:style>
    <style:style style:name="P93" style:family="paragraph" style:parent-style-name="Text_20_body" style:list-style-name="L29">
      <style:paragraph-properties fo:padding="0.049cm" fo:border="0.002cm solid #e3e3e3"/>
    </style:style>
    <style:style style:name="P94" style:family="paragraph" style:parent-style-name="Text_20_body" style:list-style-name="L9">
      <style:paragraph-properties fo:background-color="#ffffff" fo:padding="0.049cm" fo:border="0.002cm solid #e3e3e3">
        <style:background-image/>
      </style:paragraph-properties>
      <style:text-properties fo:font-weight="normal" style:font-weight-asian="normal" style:font-weight-complex="normal"/>
    </style:style>
    <style:style style:name="T1" style:family="text">
      <style:text-properties style:text-underline-style="none"/>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style:font-name="Times New Roman" fo:font-size="12pt" style:font-size-asian="12pt" style:font-size-complex="12pt"/>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style:text-underline-style="none"/>
    </style:style>
    <style:style style:name="T10" style:family="text">
      <style:text-properties fo:font-variant="normal" fo:text-transform="none" fo:color="#000000" style:font-name="Times New Roman" fo:font-size="12pt" fo:letter-spacing="normal" fo:font-style="normal" fo:font-weight="normal"/>
    </style:style>
    <style:style style:name="T11" style:family="text">
      <style:text-properties fo:font-variant="normal" fo:text-transform="none" fo:color="#000000" style:font-name="Times New Roman" fo:letter-spacing="normal" fo:font-style="normal"/>
    </style:style>
    <style:style style:name="T12" style:family="text">
      <style:text-properties fo:font-variant="normal" fo:text-transform="none" fo:color="#000000" style:font-name="Times New Roman" fo:letter-spacing="normal" fo:font-style="normal" style:text-underline-style="none"/>
    </style:style>
    <style:style style:name="T13"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T14" style:family="text">
      <style:text-properties fo:font-variant="normal" fo:text-transform="none" fo:color="#000000" style:font-name="Times New Roman" fo:letter-spacing="normal" fo:font-style="normal" style:text-underline-style="none" fo:font-weight="bold" style:font-weight-asian="bold" style:font-weight-complex="bold"/>
    </style:style>
    <style:style style:name="T15" style:family="text">
      <style:text-properties fo:font-variant="normal" fo:text-transform="none" fo:color="#000000" style:font-name="Times New Roman" fo:letter-spacing="normal" fo:font-style="normal" fo:font-weight="normal" style:font-weight-asian="normal" style:font-weight-complex="normal"/>
    </style:style>
    <style:style style:name="T16" style:family="text">
      <style:text-properties fo:color="#000000" style:font-name="Times New Roman"/>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e of Stratego server</text:p>
      <text:list xml:id="list1522425429148789148" text:style-name="L1">
        <text:list-header>
          <text:p text:style-name="P39"/>
          <text:p text:style-name="P40">1. <text:s/>Format</text:p>
          <text:p text:style-name="P40"/>
        </text:list-header>
      </text:list>
      <text:p text:style-name="P8">Server is communicating with the world by using messages in a json format. Each message send to the server must contain a field called message_id, which has an unique message identificator.</text:p>
      <text:p text:style-name="P8"/>
      <text:p text:style-name="P8">{</text:p>
      <text:p text:style-name="P8"><text:tab/>...</text:p>
      <text:p text:style-name="P8"><text:tab/>"message_id":"uniqueue_id",</text:p>
      <text:p text:style-name="P8"><text:tab/>...</text:p>
      <text:p text:style-name="P8">}</text:p>
      <text:p text:style-name="P8"/>
      <text:p text:style-name="P8"/>
      <text:p text:style-name="P8">If the server receives a message that do not comply with above, server will respond with following message:</text:p>
      <text:p text:style-name="P8"/>
      <text:p text:style-name="P8">{</text:p>
      <text:p text:style-name="P8"><text:s text:c="2"/>"type": "invalid_message",</text:p>
      <text:p text:style-name="P8"><text:s text:c="2"/>"error": "Untagged or wrongly formatted message",</text:p>
      <text:p text:style-name="P8"><text:s text:c="2"/>"original_message": invalid_message</text:p>
      <text:p text:style-name="P8">}</text:p>
      <text:p text:style-name="P8"/>
      <text:p text:style-name="P8">where invalid_message is the message that server ruled as invalid. Client after receiving such a response should avoid sending such a messages in the future, especially client should stop doing retries of invalid message. After reaching certain threshold of ill-formatted messages, server would send the following message before closing a connection: </text:p>
      <text:p text:style-name="P8"/>
      <text:p text:style-name="P8">{</text:p>
      <text:p text:style-name="P8"><text:s text:c="2"/>"type": "connection_closed",</text:p>
      <text:p text:style-name="P8"><text:s text:c="2"/>"error": "Invalid or outdated client."</text:p>
      <text:p text:style-name="P8">}</text:p>
      <text:p text:style-name="P8"/>
      <text:p text:style-name="P38"/>
      <text:p text:style-name="P30">2. Requests and responsees</text:p>
      <text:p text:style-name="P30"/>
      <text:p text:style-name="P29">The client communicates with the server by sending requests. Each request has the following structure:</text:p>
      <text:p text:style-name="P25"/>
      <text:p text:style-name="P27"><text:span text:style-name="Source_20_Text"><text:span text:style-name="T7">{</text:span></text:span></text:p>
      <text:p text:style-name="P27"><text:span text:style-name="Source_20_Text"><text:span text:style-name="T7"><text:s text:c="4"/>"type": "type",</text:span></text:span></text:p>
      <text:p text:style-name="P27"><text:span text:style-name="Source_20_Text"><text:span text:style-name="T7"><text:s text:c="4"/>"message_id": "unique_id",</text:span></text:span></text:p>
      <text:p text:style-name="P27"><text:span text:style-name="Source_20_Text"><text:span text:style-name="T7"><text:s text:c="4"/>...</text:span></text:span></text:p>
      <text:p text:style-name="P24"><text:span text:style-name="Source_20_Text"><text:span text:style-name="T7">}</text:span></text:span></text:p>
      <text:p text:style-name="P29">where "type" is the name of one of the commands recognized by the server, and "message_id" is a unique message identifier. In addition to these fields, some commands may require the presence of other, more specific fields. The required fields can be checked in the section dedicated to each <text:soft-page-break/>command.</text:p>
      <text:p text:style-name="P29">Every message sent by the client to the server is a request, but not every message from the server is a response. Server responses are tagged with an additional "response_id" tag, where the response_id is the same as the message_id of the message that initiated the response. For example:</text:p>
      <text:p text:style-name="P29">Request:</text:p>
      <text:p text:style-name="P26"/>
      <text:p text:style-name="P27"><text:span text:style-name="Source_20_Text"><text:span text:style-name="T7">{</text:span></text:span></text:p>
      <text:p text:style-name="P27"><text:span text:style-name="Source_20_Text"><text:span text:style-name="T7"><text:s text:c="4"/>"type": "login",</text:span></text:span></text:p>
      <text:p text:style-name="P27"><text:span text:style-name="Source_20_Text"><text:span text:style-name="T7"><text:s text:c="4"/>"password": "1234",</text:span></text:span></text:p>
      <text:p text:style-name="P27"><text:span text:style-name="Source_20_Text"><text:span text:style-name="T7"><text:s text:c="4"/>"username": "user",</text:span></text:span></text:p>
      <text:p text:style-name="P27"><text:span text:style-name="Source_20_Text"><text:span text:style-name="T7"><text:s text:c="4"/>"message_id": "unique_id"</text:span></text:span></text:p>
      <text:p text:style-name="P24"><text:span text:style-name="Source_20_Text"><text:span text:style-name="T7">}</text:span></text:span></text:p>
      <text:p text:style-name="P31">Response:</text:p>
      <text:p text:style-name="P27"><text:span text:style-name="Source_20_Text"><text:span text:style-name="T7">{</text:span></text:span></text:p>
      <text:p text:style-name="P27"><text:span text:style-name="Source_20_Text"><text:span text:style-name="T7"><text:s text:c="4"/>"status": "success",</text:span></text:span></text:p>
      <text:p text:style-name="P27"><text:span text:style-name="Source_20_Text"><text:span text:style-name="T7"><text:s text:c="4"/>"response_id": "unique_id"</text:span></text:span></text:p>
      <text:p text:style-name="P24"><text:span text:style-name="Source_20_Text"><text:span text:style-name="T7">}</text:span></text:span></text:p>
      <text:p text:style-name="P29">Sending the same request multiple times (i.e., requests with the same "message_id") will not cause it to be reprocessed by the server, but will return the response buffered by the server for that request. This allows for safe application-level retries.</text:p>
      <text:p text:style-name="P29">In addition to the "response_id" tag, each response also has a "status" tag. The status can take the values "success", "failure", or "error". The "success" value confirms the successful execution of the operation, while "failure" and "error" indicate the non-execution of the operation. The "error" value differs from "failure" in the presence of an additional "error" field, which contains information about the cause/nature of the error. Like requests, responses may also contain additional fields depending on the type of command. These fields can be checked in the section dedicated to each command.</text:p>
      <text:p text:style-name="P4"/>
      <text:p text:style-name="P3"/>
      <text:p text:style-name="P2">3. Events and Acknowledgments </text:p>
      <text:p text:style-name="P3"/>
      <text:p text:style-name="P15">Just as the client can send requests to the server at any time, the server can dispatch server events at any time. These events can serve various purposes, such as checking connections, passing new chat messages, updating the game board, etc. The client may receive multiple instances of the same event; in such cases, the client should send an acknowledgment for each received copy, without reprocessing the event.</text:p>
      <text:p text:style-name="P28">The structure of a typical event is as follows:</text:p>
      <text:p text:style-name="P3"/>
      <text:p text:style-name="P3">{</text:p>
      <text:p text:style-name="P3"><text:s text:c="3"/>"type":"board_event",</text:p>
      <text:p text:style-name="P3"><text:s text:c="3"/>"event_id:"example_ip"</text:p>
      <text:p text:style-name="P3"><text:s text:c="3"/>...</text:p>
      <text:p text:style-name="P3">}</text:p>
      <text:p text:style-name="P3">type – type of the event</text:p>
      <text:p text:style-name="P3">event_id – the ID of the event</text:p>
      <text:p text:style-name="P3"/>
      <text:p text:style-name="P15"><text:soft-page-break/>Depending on the type, an event may contain additional fields specific to that event type, such as "board_state" in a board-related event.</text:p>
      <text:p text:style-name="P28">Upon receiving an event, the client should send the following response to the server:</text:p>
      <text:p text:style-name="P3"/>
      <text:p text:style-name="P3">{</text:p>
      <text:p text:style-name="P3"><text:s text:c="2"/>"type":"ack"</text:p>
      <text:p text:style-name="P3"><text:s text:c="2"/>"response_id":"exampe_id"</text:p>
      <text:p text:style-name="P3">}</text:p>
      <text:p text:style-name="P15">Where "response_id" must have the same value as the "event_id" of the event received.</text:p>
      <text:p text:style-name="P28">If there is no response to an event within a period, the server will attempt to resend the event periodically, with a period of 1 second, for a maximum of 10 seconds.<text:line-break/></text:p>
      <text:p text:style-name="P3"/>
      <text:p text:style-name="P3"/>
      <text:p text:style-name="P2">4. Login</text:p>
      <text:p text:style-name="P3"/>
      <text:p text:style-name="P9"><text:span text:style-name="T8">This group of commands allows the client to log in to the server. It requires authentication and allows the client to access functions defined for logged-in users.</text:span> </text:p>
      <text:p text:style-name="P3"/>
      <text:p text:style-name="P7"><text:span text:style-name="T6">Login: </text:span>Command allowing the client to log in to the server by providing their authentication data.</text:p>
      <text:p text:style-name="P3"/>
      <text:p text:style-name="P3"/>
      <text:p text:style-name="P3">Fields:</text:p>
      <text:list xml:id="list8536661481380100006" text:style-name="L2">
        <text:list-item>
          <text:p text:style-name="P41"><text:span text:style-name="T6">"username": </text:span><text:span text:style-name="T10">User's username</text:span><text:span text:style-name="T16"> </text:span></text:p>
        </text:list-item>
        <text:list-item>
          <text:p text:style-name="P43">"password": <text:span text:style-name="T11">User's password</text:span><text:span text:style-name="T16"> </text:span></text:p>
        </text:list-item>
      </text:list>
      <text:p text:style-name="P3"/>
      <text:p text:style-name="P3">Example:</text:p>
      <text:p text:style-name="P3"/>
      <text:p text:style-name="P3">{</text:p>
      <text:p text:style-name="P3"><text:s text:c="2"/>"type": "login",</text:p>
      <text:p text:style-name="P3"><text:s text:c="2"/>"message_id": "unique_id",</text:p>
      <text:p text:style-name="P3"><text:s text:c="2"/>"username": "example_user",</text:p>
      <text:p text:style-name="P3"><text:s text:c="2"/>"password": "example_password"</text:p>
      <text:p text:style-name="P3">}</text:p>
      <text:p text:style-name="P3"/>
      <text:p text:style-name="P3">Response: </text:p>
      <text:p text:style-name="P3">{</text:p>
      <text:p text:style-name="P3"><text:s text:c="3"/>"status": "success",</text:p>
      <text:p text:style-name="P3"><text:s text:c="3"/>"session_token": "abcde12345"</text:p>
      <text:p text:style-name="P3">}</text:p>
      <text:p text:style-name="P3"/>
      <text:p text:style-name="P7"><text:span text:style-name="T6">Ask for register code: </text:span><text:span text:style-name="T10">Command allowing the client to request a registration code, which may be required for registration on the server.</text:span><text:span text:style-name="T16"> </text:span></text:p>
      <text:p text:style-name="P3"/>
      <text:p text:style-name="P3">Example:</text:p>
      <text:p text:style-name="P3">{</text:p>
      <text:p text:style-name="P3"><text:s text:c="2"/>"type": "ask_for_register_code",</text:p>
      <text:p text:style-name="P3"><text:s text:c="2"/>"message_id": "unique_id",</text:p>
      <text:p text:style-name="P3"><text:s text:c="2"/>"email": "example@example.com"</text:p>
      <text:p text:style-name="P3">}</text:p>
      <text:p text:style-name="P3"><text:soft-page-break/>Notes:</text:p>
      <text:p text:style-name="P3">Server would send a registration code for user's email address.</text:p>
      <text:p text:style-name="P3"/>
      <text:p text:style-name="P7"><text:span text:style-name="T6">Register: </text:span><text:span text:style-name="T10">Command allowing the client to register on the server using the appropriate registration code.</text:span><text:span text:style-name="T16"> </text:span></text:p>
      <text:p text:style-name="P3"/>
      <text:p text:style-name="P3">Fields:</text:p>
      <text:p text:style-name="P3">"username": User's username.</text:p>
      <text:p text:style-name="P3">"password": User's password.</text:p>
      <text:p text:style-name="P3">"registration_code": Registration code received ealrier.</text:p>
      <text:p text:style-name="P3"/>
      <text:p text:style-name="P3">Example:</text:p>
      <text:p text:style-name="P3">{</text:p>
      <text:p text:style-name="P3"><text:s text:c="2"/>"type": "register",</text:p>
      <text:p text:style-name="P3"><text:s text:c="2"/>"message_id": "unique_id",</text:p>
      <text:p text:style-name="P3"><text:s text:c="2"/>"username": "example_user",</text:p>
      <text:p text:style-name="P3"><text:s text:c="2"/>"password": "example_password",</text:p>
      <text:p text:style-name="P3"><text:s text:c="2"/>"registration_code": "123456"</text:p>
      <text:p text:style-name="P3">}</text:p>
      <text:p text:style-name="P9"><text:span text:style-name="T8">The Login command group allows users to authenticate and access functions available only to logged-in users. It also handles the registration process, allowing new users to create an account on the server.</text:span> </text:p>
      <text:p text:style-name="P3"/>
      <text:p text:style-name="P2">5. Room – Introduction</text:p>
      <text:p text:style-name="P4"/>
      <text:p text:style-name="P9"><text:span text:style-name="T8">The room is understood, at least within the scope of this protocol, as the following structure:</text:span> </text:p>
      <text:p text:style-name="P3"/>
      <text:p text:style-name="P3">Room {</text:p>
      <text:p text:style-name="P3"><text:s text:c="2"/>users: List[User]</text:p>
      <text:p text:style-name="P3"><text:s text:c="2"/>board: Board</text:p>
      <text:p text:style-name="P3"><text:s text:c="2"/>chat: List[ChatMessage] <text:s/></text:p>
      <text:p text:style-name="P3">}</text:p>
      <text:p text:style-name="P3">User {</text:p>
      <text:p text:style-name="P3"><text:s text:c="2"/>username: string,</text:p>
      <text:p text:style-name="P3"><text:s text:c="2"/>role: string // "spectator", "red_player" or "blue_player"</text:p>
      <text:p text:style-name="P3">}</text:p>
      <text:p text:style-name="P3">Board {</text:p>
      <text:p text:style-name="P3"><text:s text:c="2"/>view: list[Piece?],</text:p>
      <text:p text:style-name="P3"><text:s text:c="2"/>moving_side: string</text:p>
      <text:p text:style-name="P3">}</text:p>
      <text:p text:style-name="P9"><text:span text:style-name="T8">Note on the Board class: the board is represented as a list of 100 elements of type Piece? (each element is either null or an instance of Piece), where the type Piece has the following structure:</text:span> </text:p>
      <text:p text:style-name="P3"/>
      <text:p text:style-name="P3">Piece: {</text:p>
      <text:p text:style-name="P3">side: String,</text:p>
      <text:p text:style-name="P3">type: String</text:p>
      <text:p text:style-name="P3">} </text:p>
      <text:p text:style-name="P3">side: "Red" albo "Blue"</text:p>
      <text:p text:style-name="P3">type: "?", "S", "F", "B", "2" - "10"</text:p>
      <text:p text:style-name="P3"/>
      <text:p text:style-name="P15">Fields in the board structure are listed from the perspective of the red player, starting from the top left corner, reading rows from left to right.</text:p>
      <text:p text:style-name="P15"><text:soft-page-break/></text:p>
      <text:p text:style-name="P28">If the client is in the room, any change in the structure of the Room or its components will be communicated to the server client through an event.</text:p>
      <text:p text:style-name="P3"/>
      <text:p text:style-name="P3"/>
      <text:p text:style-name="P2">6. Room – Creating/Joining:</text:p>
      <text:p text:style-name="P3"/>
      <text:p text:style-name="P15">Joining a Room</text:p>
      <text:p text:style-name="P28">To join an existing room, the client should send the following command to the server:</text:p>
      <text:p text:style-name="P3"/>
      <text:p text:style-name="P3">{</text:p>
      <text:p text:style-name="P3"><text:s text:c="2"/>"type": "join_room",</text:p>
      <text:p text:style-name="P3"><text:s text:c="2"/>"message_id": "unique_id",</text:p>
      <text:p text:style-name="P3"><text:s text:c="2"/>"room_id": "exampleid",</text:p>
      <text:p text:style-name="P3"><text:s text:c="2"/>„password”: <text:s/>„1234”</text:p>
      <text:p text:style-name="P3">}</text:p>
      <text:p text:style-name="P3"/>
      <text:p text:style-name="P3"/>
      <text:p text:style-name="P3">Fields:</text:p>
      <text:p text:style-name="P3"/>
      <text:list xml:id="list1766176786899645162" text:style-name="L3">
        <text:list-item>
          <text:p text:style-name="P45">"room_id": the ID of the room the client wants to join.</text:p>
        </text:list-item>
        <text:list-item>
          <text:p text:style-name="P49">"password": Password for the room being joined. If no password is provided for the room, this field is not required.<text:line-break/></text:p>
        </text:list-item>
      </text:list>
      <text:p text:style-name="P9"><text:span text:style-name="T8">Server responses to this command do not provide additional information:</text:span> </text:p>
      <text:p text:style-name="P3"/>
      <text:p text:style-name="P3">{</text:p>
      <text:p text:style-name="P3"><text:tab/>„status”:”success”,</text:p>
      <text:p text:style-name="P3"><text:tab/>„response_id”: „unique_id”</text:p>
      <text:p text:style-name="P3">}</text:p>
      <text:p text:style-name="P3"/>
      <text:p text:style-name="P3">{</text:p>
      <text:p text:style-name="P3"><text:tab/>„status”:”failure”,</text:p>
      <text:p text:style-name="P3"><text:tab/>„response_id”: „unique_id”,</text:p>
      <text:p text:style-name="P3"><text:tab/>„cause”: „Room do not exist”</text:p>
      <text:p text:style-name="P3">}</text:p>
      <text:p text:style-name="P3"/>
      <text:p text:style-name="P3"/>
      <text:p text:style-name="P7"><text:span text:style-name="T6">Creating a Roo</text:span>m</text:p>
      <text:p text:style-name="P7">To create a room, the client should send the following message to the server:</text:p>
      <text:p text:style-name="P3"/>
      <text:p text:style-name="P3">{</text:p>
      <text:p text:style-name="P3"><text:tab/>„type”: „create_room”,</text:p>
      <text:p text:style-name="P3"><text:tab/>"message_id": "unique_id",</text:p>
      <text:p text:style-name="P3"><text:tab/>„time_control”: 10.0,</text:p>
      <text:p text:style-name="P3"><text:tab/>„time_added”: 0,</text:p>
      <text:p text:style-name="P3"><text:tab/>„setup_time”: 3.0,</text:p>
      <text:p text:style-name="P3"><text:tab/>„password” : „123”,</text:p>
      <text:p text:style-name="P3"><text:tab/>„extra_rules”: []</text:p>
      <text:p text:style-name="P3"><text:soft-page-break/>}</text:p>
      <text:p text:style-name="P15">Fields:</text:p>
      <text:list xml:id="list3027059851815692416" text:style-name="L4">
        <text:list-item>
          <text:p text:style-name="P51">"time_control": Time for players at the beginning of the game in minutes.</text:p>
        </text:list-item>
        <text:list-item>
          <text:p text:style-name="P51">"time_added": Additional time added to the total game time after each move in seconds.</text:p>
        </text:list-item>
        <text:list-item>
          <text:p text:style-name="P51">"setup_time": Total time players have to submit their initial piece setup.</text:p>
        </text:list-item>
        <text:list-item>
          <text:p text:style-name="P51">"extra_rules": List of gameplay modifiers applicable to this table.</text:p>
        </text:list-item>
        <text:list-item>
          <text:p text:style-name="P72">"password": Optional field setting the password for the specified room. Omitting this field will allow joining the room without providing a password, knowing only its ID.</text:p>
        </text:list-item>
      </text:list>
      <text:p text:style-name="P28">In response to this command, the server will return the ID of our room:</text:p>
      <text:p text:style-name="P3">{</text:p>
      <text:p text:style-name="P3"><text:tab/>„response_id”: „unique_id”,</text:p>
      <text:p text:style-name="P3"><text:tab/>„status”:”success”</text:p>
      <text:p text:style-name="P3"><text:tab/>„room_id”:”newroomid”</text:p>
      <text:p text:style-name="P3">}</text:p>
      <text:p text:style-name="P9"><text:span text:style-name="T8">Note: After creating/joining a room, we join as spectators. We can take one side at the table using the appropriate room command.</text:span> </text:p>
      <text:p text:style-name="P2"/>
      <text:p text:style-name="P2">7. Room - Events:</text:p>
      <text:p text:style-name="P3"/>
      <text:p text:style-name="P6">Welcome event:</text:p>
      <text:p text:style-name="P3">{</text:p>
      <text:p text:style-name="P3"><text:s text:c="4"/>"type":"room_welcome_event",</text:p>
      <text:p text:style-name="P3"><text:s text:c="4"/>"event_id":"example_id",</text:p>
      <text:p text:style-name="P3"><text:s text:c="4"/>„room_id”: „dgh4uht”,</text:p>
      <text:p text:style-name="P3"><text:s text:c="3"/>„password” „12345”</text:p>
      <text:p text:style-name="P3">}</text:p>
      <text:p text:style-name="P3"/>
      <text:p text:style-name="P15">Room greeting with the client. Fields:</text:p>
      <text:list xml:id="list5792838039360852167" text:style-name="L5">
        <text:list-item>
          <text:p text:style-name="P52">"room_id": ID of the room we joined.</text:p>
        </text:list-item>
        <text:list-item>
          <text:p text:style-name="P73">"password": Password for the room.</text:p>
        </text:list-item>
      </text:list>
      <text:p text:style-name="P3"/>
      <text:p text:style-name="P3"/>
      <text:p text:style-name="P6">User Status Change:</text:p>
      <text:p text:style-name="P3"/>
      <text:p text:style-name="P3">{</text:p>
      <text:p text:style-name="P3"><text:s text:c="4"/>"type":"room_user_event",</text:p>
      <text:p text:style-name="P3"><text:s text:c="4"/>„room_id”: „dgh4uht”,</text:p>
      <text:p text:style-name="P3"><text:s text:c="4"/>"event_id":"example_id",</text:p>
      <text:p text:style-name="P3"><text:s text:c="4"/>"op": "modify",</text:p>
      <text:p text:style-name="P3"><text:s text:c="4"/>"nr”: 20,</text:p>
      <text:p text:style-name="P3"><text:s text:c="4"/>"nickname": "nickname",</text:p>
      <text:p text:style-name="P3"><text:s text:c="4"/>"fields":{</text:p>
      <text:p text:style-name="P3"><text:tab/><text:tab/>"role":"red_player”</text:p>
      <text:p text:style-name="P3"><text:tab/> <text:s text:c="5"/>}</text:p>
      <text:p text:style-name="P3">}</text:p>
      <text:p text:style-name="P3"/>
      <text:p text:style-name="P15">Fields:</text:p>
      <text:list xml:id="list4902068208790623981" text:style-name="L6">
        <text:list-item>
          <text:p text:style-name="P53">"type": event type</text:p>
        </text:list-item>
        <text:list-item>
          <text:p text:style-name="P53"><text:soft-page-break/>"event_id": event ID</text:p>
        </text:list-item>
        <text:list-item>
          <text:p text:style-name="P53">"op": operation. The "modify" operation instructs the client to modify user data at the table.</text:p>
        </text:list-item>
        <text:list-item>
          <text:p text:style-name="P53">"nr": operation sequence number. Events of this type are sensitive to the order of execution, so each event of this type is marked with a sequence number, allowing the client to correctly order them.</text:p>
        </text:list-item>
        <text:list-item>
          <text:p text:style-name="P53">"nickname": user nickname</text:p>
        </text:list-item>
        <text:list-item>
          <text:p text:style-name="P74">"fields": JSON object containing field-value pairs. Fields that should not change their value are absent from this list.</text:p>
        </text:list-item>
      </text:list>
      <text:p text:style-name="P28"/>
      <text:p text:style-name="P32">Adding a New User:<text:span text:style-name="T5"> </text:span></text:p>
      <text:p text:style-name="P3">{</text:p>
      <text:p text:style-name="P3"><text:s text:c="4"/>"type":"room_user_event",</text:p>
      <text:p text:style-name="P3"><text:s text:c="4"/>„room_id”: „dgh4uht”,</text:p>
      <text:p text:style-name="P3"><text:s text:c="4"/>"event_id":"example_id",</text:p>
      <text:p text:style-name="P3"><text:s text:c="4"/>"op": "add",</text:p>
      <text:p text:style-name="P3"><text:s text:c="4"/>"nr”: 20,</text:p>
      <text:p text:style-name="P3"><text:s text:c="4"/>"nickname": "new_comer2137",</text:p>
      <text:p text:style-name="P3"><text:s text:c="4"/>"fields":{</text:p>
      <text:p text:style-name="P3"><text:tab/><text:tab/>„username” : „new_comer2137”,</text:p>
      <text:p text:style-name="P3"><text:tab/><text:tab/>"role":"red_player”</text:p>
      <text:p text:style-name="P3"><text:tab/> <text:s text:c="5"/>}</text:p>
      <text:p text:style-name="P3">}</text:p>
      <text:p text:style-name="P3"/>
      <text:p text:style-name="P15">Fields:</text:p>
      <text:list xml:id="list2864040322037224180" text:style-name="L7">
        <text:list-item>
          <text:p text:style-name="P54">"type": event type</text:p>
        </text:list-item>
        <text:list-item>
          <text:p text:style-name="P54">"event_id": event ID</text:p>
        </text:list-item>
        <text:list-item>
          <text:p text:style-name="P54">"op": operation. The "add" operation instructs the client that a new user has joined the room.</text:p>
        </text:list-item>
        <text:list-item>
          <text:p text:style-name="P54">"nickname": user nickname</text:p>
        </text:list-item>
        <text:list-item>
          <text:p text:style-name="P54">"nr": operation sequence number. Events of this type are sensitive to the order of execution, so each event of this type is marked with a sequence number, allowing the client to correctly order them.</text:p>
        </text:list-item>
        <text:list-item>
          <text:p text:style-name="P75">"fields": JSON object containing field-value pairs of the User object.</text:p>
        </text:list-item>
      </text:list>
      <text:p text:style-name="P28"/>
      <text:p text:style-name="P32">User Removal:</text:p>
      <text:p text:style-name="P3">{</text:p>
      <text:p text:style-name="P3"><text:s text:c="4"/>"type":"room_user_event",</text:p>
      <text:p text:style-name="P3"><text:s text:c="4"/>„room_id”: „dgh4uht”,</text:p>
      <text:p text:style-name="P3"><text:s text:c="4"/>"event_id":"example_id",</text:p>
      <text:p text:style-name="P3"><text:s text:c="4"/>"op": "delete",</text:p>
      <text:p text:style-name="P3"><text:s text:c="4"/>"nr”: 20,</text:p>
      <text:p text:style-name="P3"><text:s text:c="4"/>"nickname": "nickname"</text:p>
      <text:p text:style-name="P3">}</text:p>
      <text:p text:style-name="P3"/>
      <text:p text:style-name="P13">Fields:</text:p>
      <text:list xml:id="list4830337832741514377" text:style-name="L8">
        <text:list-item>
          <text:p text:style-name="P55">"type": event type</text:p>
        </text:list-item>
        <text:list-item>
          <text:p text:style-name="P55">"event_id": event ID</text:p>
        </text:list-item>
        <text:list-item>
          <text:p text:style-name="P55">"op": operation. The "delete" operation instructs the client that the user has left the room.</text:p>
        </text:list-item>
        <text:list-item>
          <text:p text:style-name="P55"><text:soft-page-break/>"nr": operation sequence number. Events of this type are sensitive to the order of execution, so each event of this type is marked with a sequence number, allowing the client to correctly order them.</text:p>
        </text:list-item>
        <text:list-item>
          <text:p text:style-name="P76">"nickname": user nickname</text:p>
        </text:list-item>
        <text:list-item>
          <text:p text:style-name="P76"/>
        </text:list-item>
      </text:list>
      <text:p text:style-name="P22">Ready Event:<text:line-break/>{</text:p>
      <text:p text:style-name="P20"><text:span text:style-name="T17"><text:tab/></text:span><text:span text:style-name="T2">"type": "ready_event”,</text:span></text:p>
      <text:p text:style-name="P21"><text:span text:style-name="T17"><text:tab/></text:span>„room_id”: „dgh4uht”,</text:p>
      <text:p text:style-name="P21"><text:tab/>„side”: „red”.</text:p>
      <text:p text:style-name="P21"><text:tab/>„value”: true</text:p>
      <text:p text:style-name="P22">}</text:p>
      <text:p text:style-name="P23">Fields:</text:p>
      <text:list xml:id="list2311945250671478809" text:style-name="L9">
        <text:list-item>
          <text:p text:style-name="P94">„type”: event type</text:p>
        </text:list-item>
        <text:list-item>
          <text:p text:style-name="P94">„side”: side of player that is source of event. Either „red” or „blue”</text:p>
        </text:list-item>
        <text:list-item>
          <text:p text:style-name="P94">„value”: „true” or „false” </text:p>
        </text:list-item>
      </text:list>
      <text:p text:style-name="P32"/>
      <text:p text:style-name="P32">Board State Change:</text:p>
      <text:p text:style-name="P5">{</text:p>
      <text:p text:style-name="P5"><text:tab/>"type": "board_event”,</text:p>
      <text:p text:style-name="P5"><text:tab/>„room_id”: „dgh4uht”,</text:p>
      <text:p text:style-name="P3"><text:s/><text:tab/>"event_id":"example_id",</text:p>
      <text:p text:style-name="P3"><text:s/><text:tab/><text:span text:style-name="T1">"nr”: 20,</text:span></text:p>
      <text:p text:style-name="P5"><text:tab/>„game_status”: „gameplay”,</text:p>
      <text:p text:style-name="P5"><text:tab/>„moving_side”: „red”,<text:line-break/> <text:s text:c="11"/>„winner”: null,</text:p>
      <text:p text:style-name="P5"><text:tab/>„last_move”: {"from": "75, "to": 65},</text:p>
      <text:p text:style-name="P7"><text:span text:style-name="T2"><text:tab/>"move_list” : [{"from": "15, "to": 25}, <text:s/>{"from": "15, "to": 16}, ..],<text:line-break/><text:tab/></text:span>"red_clock": {"mode": "paused", "value": 62000},<text:line-break/> <text:tab/>"blue_clock": {"mode": "count_down", "value": 1623456789000},</text:p>
      <text:p text:style-name="P5"><text:tab/>"board”: [null, null, null, null, {"side": "blue", "type": "?”}, <text:s/>{"side": "blue", "type": "7”}…]</text:p>
      <text:p text:style-name="P5">}</text:p>
      <text:p text:style-name="P5"/>
      <text:p text:style-name="P15">Fields:</text:p>
      <text:list xml:id="list2793783814068255097" text:style-name="L10">
        <text:list-item>
          <text:p text:style-name="P77">"type": event type</text:p>
        </text:list-item>
        <text:list-item>
          <text:p text:style-name="P77">"event_id": event ID</text:p>
        </text:list-item>
        <text:list-item>
          <text:p text:style-name="P77">"nr": board sequence number, allowing to determine which event received by the client holds the most recent position on the board.</text:p>
        </text:list-item>
        <text:list-item>
          <text:p text:style-name="P77">"game_status": field indicating the state of the game on this board. Possible values of this field are "awaiting", "setup", "gameplay", "finished". Brief description of the above values:</text:p>
          <text:list>
            <text:list-item>
              <text:p text:style-name="P56">"awaiting" - The board is waiting for players to complete.</text:p>
            </text:list-item>
            <text:list-item>
              <text:p text:style-name="P56">"setup" - The board is waiting for players to submit their troop setup to the server.</text:p>
            </text:list-item>
            <text:list-item>
              <text:p text:style-name="P56"><text:soft-page-break/>"gameplay" - The board is in the active gameplay phase.</text:p>
            </text:list-item>
            <text:list-item>
              <text:p text:style-name="P56">"finished" - The board has already passed through the active gameplay phase and is awaiting the start of a rematch.</text:p>
            </text:list-item>
          </text:list>
        </text:list-item>
        <text:list-item>
          <text:p text:style-name="P77"><text:s/>„last_move”: the last move played on the board, can be null. </text:p>
        </text:list-item>
        <text:list-item>
          <text:p text:style-name="P77">"moving_side": the side currently allowed to make moves. This field is only included when the board state is "gameplay". Possible values of this field are "red" and "blue".</text:p>
        </text:list-item>
        <text:list-item>
          <text:p text:style-name="P77">„winner”: If the game is not finished, this field will be null. Otherwise, it would be either „red”, „blue” or null (null means draw). </text:p>
        </text:list-item>
        <text:list-item>
          <text:p text:style-name="P77">"move_list": List of moves that receiver of this event could execute on this new board. <text:s/></text:p>
        </text:list-item>
        <text:list-item>
          <text:p text:style-name="P77">"board": current state of the board at the time of sending the event. This field contains an array of exactly 100 elements. Each element in this array is either null or a Piece structure.</text:p>
          <text:p text:style-name="P77">Piece { "side": "red", "type": "F" }</text:p>
          <text:p text:style-name="P77">Fields:</text:p>
          <text:list>
            <text:list-item>
              <text:p text:style-name="P77">"side": piece side; "red" or "blue"</text:p>
            </text:list-item>
            <text:list-item>
              <text:p text:style-name="P77">"type": piece type symbolized. Possible symbols are: ["?", "S", "F", "B", "2", "3", "4", "5", "6", "7", "8", "9", "10"].</text:p>
              <text:p text:style-name="P77">"?" - Unknown piece symbol "S" - Spy symbol "F" - Flag symbol "B" - Bomb symbol "2" - Scout symbol "3" - Miner symbol ... "10" - Marshal symbol</text:p>
            </text:list-item>
          </text:list>
        </text:list-item>
        <text:list-item>
          <text:p text:style-name="P77">Clocks (<text:span text:style-name="Source_20_Text">"red_clock"</text:span> and <text:span text:style-name="Source_20_Text">"blue_clock"</text:span>)</text:p>
        </text:list-item>
      </text:list>
      <text:p text:style-name="Text_20_body"><text:tab/> <text:s/>Both clocks return the remaining time for each player.</text:p>
      <text:list xml:id="list1163156382872021286" text:style-name="L11">
        <text:list-item>
          <text:p text:style-name="P71"><text:span text:style-name="Strong_20_Emphasis">"mode"</text:span>:</text:p>
          <text:list>
            <text:list-item>
              <text:p text:style-name="P71"><text:span text:style-name="Source_20_Text">"paused"</text:span>: Timer is paused, and the value represents the remaining milliseconds.</text:p>
            </text:list-item>
            <text:list-item>
              <text:p text:style-name="P71"><text:span text:style-name="Source_20_Text">"count_down"</text:span>: Timer is running, and the value represents an epoch timestamp when the timer will hit zero.</text:p>
            </text:list-item>
          </text:list>
        </text:list-item>
        <text:list-item>
          <text:p text:style-name="P50"><text:span text:style-name="Strong_20_Emphasis">"value"</text:span>: Represents the current state of the timer. In <text:span text:style-name="Source_20_Text">paused</text:span> mode, it shows the remaining milliseconds; in <text:span text:style-name="Source_20_Text">count_down</text:span> mode, it gives the epoch time in milliseconds when the timer will end.</text:p>
        </text:list-item>
      </text:list>
      <text:p text:style-name="P28"/>
      <text:p text:style-name="P28"/>
      <text:p text:style-name="P32">Receiving a New Chat Message:</text:p>
      <text:p text:style-name="P3">{</text:p>
      <text:p text:style-name="P3"><text:s text:c="4"/>"type":"chat_event",</text:p>
      <text:p text:style-name="P3"><text:s text:c="4"/>„room_id”: „dgh4uht”,</text:p>
      <text:p text:style-name="P3"><text:s text:c="4"/>"event_id":"example_id",</text:p>
      <text:p text:style-name="P3"><text:s text:c="4"/>"nr”: 20,</text:p>
      <text:p text:style-name="P3"><text:s text:c="4"/>"nickname": "nickname",</text:p>
      <text:p text:style-name="P3"><text:s text:c="4"/>"message": "Hello! Mathias"</text:p>
      <text:p text:style-name="P3">}<text:tab/><text:tab/></text:p>
      <text:p text:style-name="P3"/>
      <text:p text:style-name="P15">Fields:</text:p>
      <text:list xml:id="list3498496418994513323" text:style-name="L12">
        <text:list-item>
          <text:p text:style-name="P57">"type": event type</text:p>
        </text:list-item>
        <text:list-item>
          <text:p text:style-name="P57">"event_id": event ID</text:p>
        </text:list-item>
        <text:list-item>
          <text:p text:style-name="P57"><text:soft-page-break/>"nr": operation sequence number. Events of this type are sensitive to the order of execution, so each event of this type is marked with a sequence number, allowing the client to correctly order them.</text:p>
        </text:list-item>
        <text:list-item>
          <text:p text:style-name="P57">"nickname": nickname of the user who sent the message</text:p>
        </text:list-item>
        <text:list-item>
          <text:p text:style-name="P78">"message": text message sent by the client</text:p>
        </text:list-item>
      </text:list>
      <text:p text:style-name="P28"/>
      <text:p text:style-name="P32">Resetting the Chat:</text:p>
      <text:p text:style-name="P3">{</text:p>
      <text:p text:style-name="P3"><text:s text:c="4"/>"type":"chat_reset",</text:p>
      <text:p text:style-name="P3"><text:s text:c="4"/>„room_id”: „dgh4uht”,</text:p>
      <text:p text:style-name="P3"><text:s text:c="4"/>"event_id":"example_id",</text:p>
      <text:p text:style-name="P3"><text:s text:c="4"/>„messages”: [{„nickname”:”system”, „message”:”Chat reset”}, {„nickname”:”user”, „message”:”123”}, … ]</text:p>
      <text:p text:style-name="P3">}</text:p>
      <text:p text:style-name="P3"/>
      <text:p text:style-name="P15">Fields:</text:p>
      <text:list xml:id="list187645881168461212" text:style-name="L13">
        <text:list-item>
          <text:p text:style-name="P58">"type": event type</text:p>
        </text:list-item>
        <text:list-item>
          <text:p text:style-name="P58">"event_id": event ID</text:p>
        </text:list-item>
        <text:list-item>
          <text:p text:style-name="P79">"messages": List of the 256 most recent messages</text:p>
        </text:list-item>
      </text:list>
      <text:p text:style-name="P28"/>
      <text:p text:style-name="P32">Room Closed Event</text:p>
      <text:p text:style-name="P3">{</text:p>
      <text:p text:style-name="P3"><text:s text:c="4"/>"type":"room_closed",</text:p>
      <text:p text:style-name="P3"><text:s text:c="4"/>„room_id”: „dgh4uht”,</text:p>
      <text:p text:style-name="P3"><text:s text:c="4"/>"event_id":"example_id",</text:p>
      <text:p text:style-name="P3">}</text:p>
      <text:p text:style-name="P3"/>
      <text:p text:style-name="P15">Fields:</text:p>
      <text:list xml:id="list35277201" text:continue-numbering="true" text:style-name="L13">
        <text:list-item>
          <text:p text:style-name="P58">"type": event type</text:p>
        </text:list-item>
        <text:list-item>
          <text:p text:style-name="P59">"event_id": event ID</text:p>
        </text:list-item>
      </text:list>
      <text:p text:style-name="P3"><text:line-break/><text:line-break/><text:span text:style-name="T17">Rematch Request Event</text:span></text:p>
      <text:p text:style-name="P3">{</text:p>
      <text:p text:style-name="P3"><text:tab/> <text:s/>"type":"rematch_event",</text:p>
      <text:p text:style-name="P3"><text:s text:c="14"/>"rematch_willingness”: [ "red"],</text:p>
      <text:p text:style-name="P3"><text:s text:c="13"/>„room_id”: „dgh4uht”,</text:p>
      <text:p text:style-name="P3"><text:s text:c="3"/><text:tab/> "event_id":"example_id",type": "rematch_event</text:p>
      <text:p text:style-name="P3">}</text:p>
      <text:p text:style-name="P3"/>
      <text:p text:style-name="P15">Fields:</text:p>
      <text:list xml:id="list2918037763088294065" text:style-name="L14">
        <text:list-item>
          <text:p text:style-name="P46">rematch willingness: a list of sides („blue” or „red”) that are willing to play rematch</text:p>
        </text:list-item>
      </text:list>
      <text:list xml:id="list35285190" text:continue-list="list35277201" text:style-name="L13">
        <text:list-item>
          <text:p text:style-name="P58">"type": event type</text:p>
        </text:list-item>
        <text:list-item>
          <text:p text:style-name="P59">"event_id": event ID</text:p>
        </text:list-item>
      </text:list>
      <text:p text:style-name="P2">8. Room – Commands</text:p>
      <text:p text:style-name="P4"/>
      <text:p text:style-name="P6"><text:soft-page-break/>Getting Room Info</text:p>
      <text:p text:style-name="P10">The "get_room_info" can be accessed even by users that are not present in a room, as this command returns publicly avaible metadata about this room.</text:p>
      <text:p text:style-name="P10"/>
      <text:p text:style-name="P10">Request:</text:p>
      <text:p text:style-name="P10">{</text:p>
      <text:p text:style-name="P10"><text:tab/>„type”:”get_room_info”,</text:p>
      <text:p text:style-name="P3"><text:tab/>„message_id”:”unique_id”,</text:p>
      <text:p text:style-name="P10"><text:tab/>„room_id”: „exampleid”</text:p>
      <text:p text:style-name="P10">} </text:p>
      <text:p text:style-name="P10"/>
      <text:p text:style-name="P10">Response:</text:p>
      <text:p text:style-name="P10"/>
      <text:p text:style-name="P10">{</text:p>
      <text:p text:style-name="P9"><text:span text:style-name="T8"><text:tab/></text:span><text:span text:style-name="T9">"status": "success”,</text:span></text:p>
      <text:p text:style-name="P3"><text:s/><text:tab/>"room_id":"unique_id",</text:p>
      <text:p text:style-name="P3"><text:s/><text:tab/><text:span text:style-name="T12">„metadata”: {</text:span></text:p>
      <text:p text:style-name="P11"><text:tab/><text:tab/>„password_required” : false,</text:p>
      <text:p text:style-name="P11"><text:tab/><text:tab/>„user_count” : 3,</text:p>
      <text:p text:style-name="P11"><text:tab/><text:tab/>„game_phase”: „gameplay”</text:p>
      <text:p text:style-name="P11"><text:tab/>}</text:p>
      <text:p text:style-name="P10">}</text:p>
      <text:p text:style-name="P15">Fields:</text:p>
      <text:list xml:id="list5476309958560564934" text:style-name="L15">
        <text:list-item>
          <text:p text:style-name="P60">"room_id" – The id of the room</text:p>
        </text:list-item>
        <text:list-item>
          <text:p text:style-name="P60">„metadata” - Object representing room metadata, like user_count and game_phase</text:p>
        </text:list-item>
      </text:list>
      <text:p text:style-name="P33"/>
      <text:p text:style-name="P33">Browsing room<text:span text:style-name="T18"><text:line-break/></text:span></text:p>
      <text:p text:style-name="P34">The „browse_rooms” command returns metadata of all rooms available:<text:line-break/><text:line-break/>Request<text:line-break/>{<text:line-break/><text:tab/>„type”: „browse_rooms”,'</text:p>
      <text:p text:style-name="P34"><text:tab/>„message_id”: „unique_id”,</text:p>
      <text:p text:style-name="P34"><text:tab/>„room_id”: „room_id”<text:line-break/>}<text:line-break/><text:line-break/>Response:</text:p>
      <text:p text:style-name="P10"/>
      <text:p text:style-name="P10">{</text:p>
      <text:p text:style-name="P9"><text:span text:style-name="T8"><text:tab/></text:span><text:span text:style-name="T9">"status": "success”,<text:line-break/><text:tab/>„rooms: [</text:span></text:p>
      <text:p text:style-name="P11"><text:tab/><text:tab/>{</text:p>
      <text:p text:style-name="P3"><text:s/><text:tab/><text:tab/>"room_id":"some_room_id",</text:p>
      <text:p text:style-name="P3"><text:s/><text:tab/><text:tab/><text:span text:style-name="T12">„metadata”: {</text:span></text:p>
      <text:p text:style-name="P11"><text:tab/><text:tab/><text:tab/>„password_required” : false,</text:p>
      <text:p text:style-name="P11"><text:tab/><text:tab/><text:tab/>„user_count” : 3,</text:p>
      <text:p text:style-name="P11"><text:tab/><text:tab/><text:tab/>„game_phase”: „gameplay”</text:p>
      <text:p text:style-name="P11"><text:tab/><text:tab/>},</text:p>
      <text:p text:style-name="P11"><text:soft-page-break/><text:tab/><text:tab/>{</text:p>
      <text:p text:style-name="P3"><text:s/><text:tab/><text:tab/>"room_id":"other_room_id",</text:p>
      <text:p text:style-name="P3"><text:s/><text:tab/><text:tab/><text:span text:style-name="T12">„metadata”: {</text:span></text:p>
      <text:p text:style-name="P11"><text:tab/><text:tab/><text:tab/>„password_required” : true,</text:p>
      <text:p text:style-name="P11"><text:tab/><text:tab/><text:tab/>„user_count” : 2,</text:p>
      <text:p text:style-name="P11"><text:tab/><text:tab/><text:tab/>„game_phase”: „awaiting”</text:p>
      <text:p text:style-name="P11"><text:tab/><text:tab/>}</text:p>
      <text:p text:style-name="P11"><text:tab/>}</text:p>
      <text:p text:style-name="P33"><text:span text:style-name="T15">}</text:span><text:line-break/><text:line-break/>Fields<text:span text:style-name="T18"><text:line-break/><text:line-break/>Beside the mandatory „status” field, the response objects contains a field </text:span>rooms<text:span text:style-name="T18"> containing an array of rooms metadata. Each entry in that array has the following structure:<text:line-break/><text:line-break/>{<text:line-break/><text:tab/>"room_id":"some_room_id",</text:span></text:p>
      <text:p text:style-name="P3"><text:s/><text:tab/><text:tab/><text:span text:style-name="T12">„metadata”: {</text:span></text:p>
      <text:p text:style-name="P11"><text:tab/><text:tab/><text:tab/>„password_required” : true,</text:p>
      <text:p text:style-name="P11"><text:tab/><text:tab/><text:tab/>„user_count” : 2,</text:p>
      <text:p text:style-name="P11"><text:tab/><text:tab/><text:tab/>„game_phase”: „awaiting”</text:p>
      <text:p text:style-name="P33"><text:span text:style-name="T13"><text:tab/><text:tab/>}</text:span><text:span text:style-name="T18"><text:line-break/>}<text:line-break/><text:line-break/>This structure contains 2 main fields:</text:span></text:p>
      <text:p text:style-name="P33"><text:span text:style-name="T18"><text:line-break/>1. </text:span>room_id<text:span text:style-name="T13">: a field specifying an id of the room this metadata belongs to.<text:line-break/>2. </text:span><text:span text:style-name="T12">metadata:</text:span><text:span text:style-name="T13"> a field containing an object storing room metadata. <text:line-break/><text:tab/>- </text:span><text:span text:style-name="T12">password_required:</text:span><text:span text:style-name="T13"> boolean value, if set to true room is protected by password</text:span></text:p>
      <text:list xml:id="list1721186624926799037" text:style-name="L16">
        <text:list-item>
          <text:list>
            <text:list-item>
              <text:p text:style-name="P80"><text:span text:style-name="T12">user_count</text:span><text:span text:style-name="T13">: integer representing amount of users currently in a room</text:span></text:p>
            </text:list-item>
            <text:list-item>
              <text:p text:style-name="P81"><text:span text:style-name="T14">game_phase</text:span><text:span text:style-name="T12">: string representing current phase of the table in the room.</text:span></text:p>
            </text:list-item>
          </text:list>
        </text:list-item>
      </text:list>
      <text:p text:style-name="P36"/>
      <text:p text:style-name="P6">Exit Room</text:p>
      <text:p text:style-name="P3"/>
      <text:p text:style-name="P9"><text:span text:style-name="T8">The "exit_room" command removes the user from the list of active room users. After executing this command, the room will not send events to the user, nor will it accept their commands. Using this </text:span><text:span text:style-name="T8">command by a player during an active game will result in an automatic resignation.</text:span> </text:p>
      <text:p text:style-name="P3"/>
      <text:p text:style-name="P3">{</text:p>
      <text:p text:style-name="P3"><text:tab/>„type”:”exit_room”,</text:p>
      <text:p text:style-name="P3"><text:tab/>„message_id”:”unique_id”,</text:p>
      <text:p text:style-name="P3"><text:tab/>„room_id”: „exampleid”</text:p>
      <text:p text:style-name="P3">} </text:p>
      <text:p text:style-name="P3"/>
      <text:p text:style-name="P16">Getting the List of Users</text:p>
      <text:p text:style-name="P16"/>
      <text:p text:style-name="P28">The "get_room_users" command retrieves the current list of users present in the room.</text:p>
      <text:p text:style-name="P28"><text:soft-page-break/>Request:</text:p>
      <text:p text:style-name="P3">{</text:p>
      <text:p text:style-name="P3"><text:tab/>„type”:”get_room_users”,</text:p>
      <text:p text:style-name="P3"><text:tab/>„message_id”:”unique_id”,</text:p>
      <text:p text:style-name="P3"><text:tab/>„room_id”: „exampleid”</text:p>
      <text:p text:style-name="P3">} </text:p>
      <text:p text:style-name="P3"/>
      <text:p text:style-name="P3">Response:</text:p>
      <text:p text:style-name="P3">{</text:p>
      <text:p text:style-name="P3"><text:tab/>„status”:”success”,</text:p>
      <text:p text:style-name="P3"><text:tab/>„nr”: 7,</text:p>
      <text:p text:style-name="P3"><text:tab/>„user_list”: [{„username”:”tester7”, „role”:”red_player”}, {„username”:”tester2”, <text:tab/><text:tab/><text:tab/>„role”:”blue_player”}, <text:s/>{„username”:”moderator”, „role”:”spectator”}]</text:p>
      <text:p text:style-name="P3">}</text:p>
      <text:p text:style-name="P15">Fields:</text:p>
      <text:list xml:id="list35296731" text:continue-list="list5476309958560564934" text:style-name="L15">
        <text:list-item>
          <text:p text:style-name="P60">"nr" - The number of updates that the user list has undergone.</text:p>
        </text:list-item>
        <text:list-item>
          <text:p text:style-name="P82">"user_list" - The list of users.</text:p>
        </text:list-item>
      </text:list>
      <text:p text:style-name="P32"/>
      <text:p text:style-name="P32">Getting ready status</text:p>
      <text:p text:style-name="P32"/>
      <text:p text:style-name="P35">If room support ready command, it also support getting ready values.</text:p>
      <text:p text:style-name="P28">Request:</text:p>
      <text:p text:style-name="P3">{</text:p>
      <text:p text:style-name="P3"><text:tab/>„type” : „get_ready”,</text:p>
      <text:p text:style-name="P3"><text:tab/>„message_id”: „unique_id”,</text:p>
      <text:p text:style-name="P3"><text:tab/>„room_id”: „exampleid”<text:tab/></text:p>
      <text:p text:style-name="P37">}</text:p>
      <text:p text:style-name="P37"/>
      <text:p text:style-name="P28">Response:</text:p>
      <text:p text:style-name="P5">{</text:p>
      <text:p text:style-name="P5"><text:tab/>"status": "success”,</text:p>
      <text:p text:style-name="P3"><text:s/><text:tab/>"response_id":"unique_id",</text:p>
      <text:p text:style-name="P3"><text:tab/>„red_player” : true,</text:p>
      <text:p text:style-name="P3"><text:tab/>„blue_player” : false <text:tab/></text:p>
      <text:p text:style-name="P5">}</text:p>
      <text:p text:style-name="P37"/>
      <text:p text:style-name="P32">Requesting the Board</text:p>
      <text:p text:style-name="P28"/>
      <text:p text:style-name="P28">At any time, the client can request the server to send the current state of the board.</text:p>
      <text:p text:style-name="P28">Request:</text:p>
      <text:p text:style-name="P3">{</text:p>
      <text:p text:style-name="P3"><text:tab/>„type” : „get_board”,</text:p>
      <text:p text:style-name="P3"><text:tab/>„message_id”: „unique_id”,</text:p>
      <text:p text:style-name="P3"><text:tab/>„room_id”: „exampleid”<text:tab/></text:p>
      <text:p text:style-name="P3">}</text:p>
      <text:p text:style-name="P3"><text:soft-page-break/></text:p>
      <text:p text:style-name="P15">The server's response will be analogous to the board event:</text:p>
      <text:p text:style-name="P28">Response:</text:p>
      <text:p text:style-name="P5">{</text:p>
      <text:p text:style-name="P5"><text:tab/>"status": "success”,</text:p>
      <text:p text:style-name="P3"><text:s/><text:tab/>"response_id":"unique_id",</text:p>
      <text:p text:style-name="P3"><text:s/><text:tab/><text:span text:style-name="T1">"nr”: 20,</text:span></text:p>
      <text:p text:style-name="P5"><text:tab/>„game_status”: „gameplay”,</text:p>
      <text:p text:style-name="P5"><text:tab/>„moving_side”: „blue”,<text:line-break/><text:tab/>„winner”: null,<text:line-break/><text:tab/>"red_clock": {"mode": "paused", "value": 62000},<text:line-break/> <text:tab/>"blue_clock": {"mode": "count_down", "value": 1623456789000},</text:p>
      <text:p text:style-name="P5"><text:tab/>"board”: [null, null, null, null, {"side": "blue", "type": "?”}, <text:s/>{"side": "blue", "type": "7”} ...]</text:p>
      <text:p text:style-name="P5">}</text:p>
      <text:p text:style-name="P5"/>
      <text:p text:style-name="P5"/>
      <text:p text:style-name="P14">Occupying a Seat at the Table</text:p>
      <text:p text:style-name="P28"/>
      <text:p text:style-name="P28">In the situation where the game status is "awaiting," any of the users in the room can try to occupy one of the player seats at the table. After successfully executing the command, the server will send an event to all users present in the room, indicating the change in user status.</text:p>
      <text:p text:style-name="P5">Request:</text:p>
      <text:p text:style-name="P5">{</text:p>
      <text:p text:style-name="P5"><text:tab/>„type” : ”claim_seat”,</text:p>
      <text:p text:style-name="P5"><text:tab/>„message_id” : ”unique_id”,</text:p>
      <text:p text:style-name="P5"><text:tab/>„side”: „red” ,</text:p>
      <text:p text:style-name="P5"><text:tab/>„room_id”: „exampleid”</text:p>
      <text:p text:style-name="P5">} </text:p>
      <text:p text:style-name="P5"/>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5"><text:tab/>„cause” : „Seat is already takken.”</text:p>
      <text:p text:style-name="P5">}</text:p>
      <text:p text:style-name="P5"/>
      <text:p text:style-name="P14">Resigning from a Seat at the Table</text:p>
      <text:p text:style-name="P28"/>
      <text:p text:style-name="P28">In a situation where the game is in "awaiting" or "finished" phase, a user who has occupied a seat at the table can resign from it.</text:p>
      <text:p text:style-name="P5">{</text:p>
      <text:p text:style-name="P5"><text:tab/>„type” : ”release_seat”,</text:p>
      <text:p text:style-name="P5"><text:soft-page-break/><text:tab/>„message_id” : ”unique_id”,</text:p>
      <text:p text:style-name="P5"><text:tab/>„room_id”: „exampleid”</text:p>
      <text:p text:style-name="P5">} </text:p>
      <text:p text:style-name="P5"/>
      <text:p text:style-name="P14">Confirmation of Readiness to Play</text:p>
      <text:p text:style-name="P28"/>
      <text:p text:style-name="P28">Some game tables may require players to set the "ready" flag before proceeding to the setup phase. This command can be used when a user has taken a seat at the table and the table is still in the "awaiting" phase.</text:p>
      <text:p text:style-name="P5">{</text:p>
      <text:p text:style-name="P5"><text:tab/>„type” : ”set_ready”,</text:p>
      <text:p text:style-name="P5"><text:tab/>„message_id” : ”unique_id”,</text:p>
      <text:p text:style-name="P5"><text:tab/>„value” : false ,</text:p>
      <text:p text:style-name="P5"><text:tab/>„room_id”: „exampleid”</text:p>
      <text:p text:style-name="P5">} </text:p>
      <text:p text:style-name="P5"/>
      <text:p text:style-name="P17">Fields:</text:p>
      <text:list xml:id="list3561084192877245014" text:style-name="L17">
        <text:list-item>
          <text:p text:style-name="P61">type: Specifies the type of request, in this case, the chat metadata request.</text:p>
        </text:list-item>
        <text:list-item>
          <text:p text:style-name="P61">message_id: Unique ID of the message, which can be used as a query identifier.</text:p>
        </text:list-item>
        <text:list-item>
          <text:p text:style-name="P61">room_id: The ID of the room in which the client wants to report readiness.</text:p>
        </text:list-item>
        <text:list-item>
          <text:p text:style-name="P83">value: Value in the range [true/false]. A value of true indicates readiness to play.</text:p>
        </text:list-item>
      </text:list>
      <text:p text:style-name="P7"/>
      <text:list xml:id="list56251857496001770" text:style-name="L18">
        <text:list-header>
          <text:p text:style-name="P47"/>
        </text:list-header>
      </text:list>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19"><text:span text:style-name="T2"><text:tab/>„cause” : „</text:span>Table is not in accepting this command at this phase<text:span text:style-name="T2">”</text:span></text:p>
      <text:p text:style-name="P5">}</text:p>
      <text:p text:style-name="P5"/>
      <text:p text:style-name="P14">Fetching Chat Metadata</text:p>
      <text:p text:style-name="P28"/>
      <text:p text:style-name="P28">The client can request the server to provide information about the chat.</text:p>
      <text:p text:style-name="P5">{</text:p>
      <text:p text:style-name="P5"><text:tab/>„type” : ”get_chat_metadata”,</text:p>
      <text:p text:style-name="P5"><text:tab/>„message_id” : ”unique_id”,</text:p>
      <text:p text:style-name="P5"><text:tab/>„room_id”: „exampleid”</text:p>
      <text:p text:style-name="P5">}</text:p>
      <text:p text:style-name="P5"/>
      <text:p text:style-name="P5">Response:</text:p>
      <text:p text:style-name="P5">{</text:p>
      <text:p text:style-name="P5"><text:soft-page-break/><text:tab/>„status” : „success”,</text:p>
      <text:p text:style-name="P5"><text:tab/>„responseid”:”unique_id”,</text:p>
      <text:p text:style-name="P5"><text:tab/>„chat_metadata”:{</text:p>
      <text:p text:style-name="P5"><text:tab/>„size”:31,</text:p>
      <text:p text:style-name="P5"><text:tab/>„capacity”:2048,</text:p>
      <text:p text:style-name="P5"><text:tab/>}</text:p>
      <text:p text:style-name="P5">}</text:p>
      <text:p text:style-name="P5"/>
      <text:p text:style-name="P13">Fields:</text:p>
      <text:list xml:id="list3125850846601784295" text:style-name="L19">
        <text:list-item>
          <text:p text:style-name="P84">"chat_metadata" - Chat metadata. They have the following structure:</text:p>
        </text:list-item>
      </text:list>
      <text:p text:style-name="P5"><text:tab/>{</text:p>
      <text:p text:style-name="P5"><text:tab/>size: Int,</text:p>
      <text:p text:style-name="P5"><text:tab/>„capacity”:2048,</text:p>
      <text:p text:style-name="P5"><text:tab/>}</text:p>
      <text:p text:style-name="P13"><text:tab/>"size" - The number of messages currently in the chat.</text:p>
      <text:p text:style-name="P13"><text:tab/>„capacity” - Maximal number of messages chat can have</text:p>
      <text:p text:style-name="P13"/>
      <text:p text:style-name="P32">Fetching Specific Chat Messages</text:p>
      <text:p text:style-name="P28"/>
      <text:p text:style-name="P28">In some situations (e.g., when there is a need for session resynchronization), the client needs to fetch chat messages manually. This can be done using the following command:</text:p>
      <text:p text:style-name="P5"/>
      <text:p text:style-name="P5">{</text:p>
      <text:p text:style-name="P5"><text:tab/>„type” : ”get_chat_messages”,</text:p>
      <text:p text:style-name="P5"><text:tab/>„message_id” : ”unique_id”,</text:p>
      <text:p text:style-name="P5"><text:tab/>„room_id”: „exampleid”,</text:p>
      <text:p text:style-name="P5"><text:tab/>„from”: 0,</text:p>
      <text:p text:style-name="P5"><text:tab/>„to”:3</text:p>
      <text:p text:style-name="P5">}</text:p>
      <text:p text:style-name="P7">Fields:</text:p>
      <text:list xml:id="list7315482481304802155" text:style-name="L20">
        <text:list-item>
          <text:p text:style-name="P62">type: Specifies the type of request, in this case, the chat metadata request.</text:p>
        </text:list-item>
        <text:list-item>
          <text:p text:style-name="P62">message_id: Unique ID of the message, which can be used as a query identifier.</text:p>
        </text:list-item>
        <text:list-item>
          <text:p text:style-name="P62">room_id: ID of the room for which the client wants to fetch chat metadata.</text:p>
        </text:list-item>
        <text:list-item>
          <text:p text:style-name="P62">from: Starting index from which the client wants to fetch chat messages.</text:p>
        </text:list-item>
        <text:list-item>
          <text:p text:style-name="P85">to: Ending index to which the client wants to fetch chat messages.</text:p>
        </text:list-item>
      </text:list>
      <text:p text:style-name="P5"/>
      <text:p text:style-name="P5"/>
      <text:p text:style-name="P5">Sample Renspose:</text:p>
      <text:p text:style-name="P5"/>
      <text:p text:style-name="P5">{</text:p>
      <text:p text:style-name="P5"><text:tab/>„status”:”success”,</text:p>
      <text:p text:style-name="P5"><text:tab/>„responseid”:”unique_id”,</text:p>
      <text:p text:style-name="P5"><text:tab/>messages: [{„nickname” =”tester1”, „message”:”Hello”}, {„nickname” =”tester2”, <text:tab/>„message”:”Hi”}, null, null]</text:p>
      <text:p text:style-name="P5">}</text:p>
      <text:p text:style-name="P5"/>
      <text:p text:style-name="P17">Fields:</text:p>
      <text:list xml:id="list7864122637659627671" text:style-name="L21">
        <text:list-item>
          <text:p text:style-name="P63"><text:soft-page-break/><text:span text:style-name="Strong_20_Emphasis">status</text:span>: Specifies the response status, indicating whether the request was successful or not.</text:p>
        </text:list-item>
        <text:list-item>
          <text:p text:style-name="P63"><text:span text:style-name="Strong_20_Emphasis">responseid</text:span>: Unique ID of the response, which can be used as an identifier for the response.</text:p>
        </text:list-item>
        <text:list-item>
          <text:p text:style-name="P86"><text:span text:style-name="Strong_20_Emphasis">messages</text:span>: An array containing chat messages within the specified range. Each message consists of a "nickname" field representing the user's pseudonym and a "message" field containing the message content. Null indicates no message at that position in the array.</text:p>
        </text:list-item>
      </text:list>
      <text:p text:style-name="P28"><text:span text:style-name="Strong_20_Emphasis"/></text:p>
      <text:p text:style-name="P28"><text:span text:style-name="Strong_20_Emphasis">Sending a Message on the Chat:</text:span></text:p>
      <text:p text:style-name="P28"/>
      <text:p text:style-name="P28">Note! Message Length Limitation: A message sent on the chat cannot exceed 2048 characters. The server will reject the message if it exceeds this limit.</text:p>
      <text:p text:style-name="Text_20_body"/>
      <text:p text:style-name="Text_20_body">{</text:p>
      <text:p text:style-name="Text_20_body"><text:tab/>„type”:”send_chat_message”,</text:p>
      <text:p text:style-name="Text_20_body"><text:tab/>„message_id”:”unique_id”,</text:p>
      <text:p text:style-name="Text_20_body"><text:tab/><text:span text:style-name="T2">„room_id”: „exampleid”,</text:span></text:p>
      <text:p text:style-name="P12"><text:tab/>„message”: „Hi!”</text:p>
      <text:p text:style-name="Text_20_body">}</text:p>
      <text:p text:style-name="Text_20_body"/>
      <text:p text:style-name="P12">Command "send_chat_message":</text:p>
      <text:list xml:id="list1478144935167371779" text:style-name="L22">
        <text:list-item>
          <text:p text:style-name="P64"><text:span text:style-name="Strong_20_Emphasis">type</text:span>: Specifies the action type, in this case, sending a message on the chat.</text:p>
        </text:list-item>
        <text:list-item>
          <text:p text:style-name="P64"><text:span text:style-name="Strong_20_Emphasis">message_id</text:span>: Unique ID of the message, which can be used as a query identifier.</text:p>
        </text:list-item>
        <text:list-item>
          <text:p text:style-name="P64"><text:span text:style-name="Strong_20_Emphasis">room_id</text:span>: The ID of the room to which the client wants to send the message.</text:p>
        </text:list-item>
        <text:list-item>
          <text:p text:style-name="P87"><text:span text:style-name="Strong_20_Emphasis">message</text:span>: The content of the message that the client wants to send on the chat.</text:p>
        </text:list-item>
      </text:list>
      <text:p text:style-name="P28"><text:span text:style-name="Strong_20_Emphasis">Sending Piece Setup:</text:span></text:p>
      <text:p text:style-name="P28">When the game status is in the "setup" phase, players are required to send their piece setups using this command. The setup is valid if it meets the following rules:</text:p>
      <text:list xml:id="list7998093257389772274" text:style-name="L23">
        <text:list-item>
          <text:p text:style-name="P65">Pieces are placed on the correct squares. For the red player, these are squares 60-99, and for the blue player, squares 0-39.</text:p>
        </text:list-item>
        <text:list-item>
          <text:p text:style-name="P88">The number of pieces of each type complies with the game rules.</text:p>
        </text:list-item>
      </text:list>
      <text:list xml:id="list2951723103580189259" text:style-name="L24">
        <text:list-header>
          <text:p text:style-name="P48"/>
        </text:list-header>
      </text:list>
      <text:p text:style-name="P12">{</text:p>
      <text:p text:style-name="P12"><text:tab/>„type”:”send_setup”,</text:p>
      <text:p text:style-name="P12"><text:tab/>„message_id”:”unique_id”,</text:p>
      <text:p text:style-name="P5"><text:tab/>„room_id”: „exampleid”,</text:p>
      <text:p text:style-name="P12"><text:tab/>„setup” : [{„sq”:0, „piece”:”F”}, {„sq”:1”, „piece”:”B”} … ] </text:p>
      <text:p text:style-name="P12">}</text:p>
      <text:p text:style-name="P12">Fields:</text:p>
      <text:list xml:id="list388854967942321033" text:style-name="L25">
        <text:list-item>
          <text:p text:style-name="P66"><text:span text:style-name="Strong_20_Emphasis">type</text:span>: Specifies the action type, in this case, sending piece setup.</text:p>
        </text:list-item>
        <text:list-item>
          <text:p text:style-name="P66"><text:span text:style-name="Strong_20_Emphasis">message_id</text:span>: Unique ID of the message, which can be used as a query identifier.</text:p>
        </text:list-item>
        <text:list-item>
          <text:p text:style-name="P66"><text:soft-page-break/><text:span text:style-name="Strong_20_Emphasis">room_id</text:span>: The ID of the room in which the game is being played.</text:p>
        </text:list-item>
        <text:list-item>
          <text:p text:style-name="P66"><text:span text:style-name="Strong_20_Emphasis">setup</text:span>: An array containing the requested piece setup. Each element of this array contains 2 elements:</text:p>
          <text:list>
            <text:list-item>
              <text:p text:style-name="P66"><text:span text:style-name="Strong_20_Emphasis">sq</text:span>: The index of the square on which the piece stands. Squares are indexed from the perspective of the red player, starting from the top-left corner and proceeding row by row from left to right.</text:p>
            </text:list-item>
            <text:list-item>
              <text:p text:style-name="P89"><text:span text:style-name="Strong_20_Emphasis">piece</text:span>: The token representing the piece; possible values are: ["S"," F", "B", "2", "3", "4", "5", "6", "7", "8", "9", "10"].</text:p>
            </text:list-item>
          </text:list>
        </text:list-item>
      </text:list>
      <text:p text:style-name="P28">Server Response (Success):</text:p>
      <text:p text:style-name="P18">{</text:p>
      <text:p text:style-name="P18"><text:tab/>„status”:”success”,</text:p>
      <text:p text:style-name="P18"><text:tab/>„response_id”:”unique_id”</text:p>
      <text:p text:style-name="P18">}</text:p>
      <text:p text:style-name="P18">Server Response (Invalid Setup):</text:p>
      <text:p text:style-name="P18">{</text:p>
      <text:p text:style-name="P18"><text:tab/>„status”:”failure”,</text:p>
      <text:p text:style-name="P18"><text:tab/>„response_id”:”unique_id”,</text:p>
      <text:p text:style-name="P18"><text:tab/>„cause”: „Submitted setup is not valid”</text:p>
      <text:p text:style-name="P18">}</text:p>
      <text:p text:style-name="P18"/>
      <text:p text:style-name="P18"><text:span text:style-name="Strong_20_Emphasis">Making a Move:</text:span></text:p>
      <text:p text:style-name="P28">If the game board is in the "gameplay" phase, a player possessing the moving side can make a move on the board.</text:p>
      <text:p text:style-name="P18"/>
      <text:p text:style-name="P12">{</text:p>
      <text:p text:style-name="P12"><text:tab/>„type”:”send_move”,</text:p>
      <text:p text:style-name="P12"><text:tab/>„message_id”:”unique_id”,</text:p>
      <text:p text:style-name="P12"><text:tab/>„room_id”: „exampleid”,</text:p>
      <text:p text:style-name="P12"><text:tab/>„move” : {„from” : 9, „to”: 19} </text:p>
      <text:p text:style-name="P18">}</text:p>
      <text:p text:style-name="P18"/>
      <text:p text:style-name="P12">Fields:</text:p>
      <text:list xml:id="list7703264632807264418" text:style-name="L26">
        <text:list-item>
          <text:p text:style-name="P67"><text:span text:style-name="Strong_20_Emphasis">type</text:span>: Specifies the action type, in this case, making a move.</text:p>
        </text:list-item>
        <text:list-item>
          <text:p text:style-name="P67"><text:span text:style-name="Strong_20_Emphasis">message_id</text:span>: Unique ID of the message, which can be used as a query identifier.</text:p>
        </text:list-item>
        <text:list-item>
          <text:p text:style-name="P67"><text:span text:style-name="Strong_20_Emphasis">room_id</text:span>: The ID of the room in which the game is being played.</text:p>
        </text:list-item>
        <text:list-item>
          <text:p text:style-name="P67"><text:span text:style-name="Strong_20_Emphasis">move</text:span>: The move that the client wants to make. This structure should have the following format:</text:p>
          <text:list>
            <text:list-item>
              <text:p text:style-name="P67"><text:span text:style-name="Strong_20_Emphasis">from</text:span>: The square ID from which the piece begins its move.</text:p>
            </text:list-item>
            <text:list-item>
              <text:p text:style-name="P90"><text:span text:style-name="Strong_20_Emphasis">to</text:span>: The square ID to which the piece ends its move.</text:p>
            </text:list-item>
          </text:list>
        </text:list-item>
      </text:list>
      <text:p text:style-name="P12"/>
      <text:p text:style-name="P18"><text:span text:style-name="Strong_20_Emphasis"><text:line-break/>Resigning from the Game:</text:span></text:p>
      <text:p text:style-name="P28">If the game board is in the "gameplay" or "setup" phase, a player can resign from the game. This results in the player's defeat and the opponent's victory. Usage example:</text:p>
      <text:p text:style-name="P12">{</text:p>
      <text:p text:style-name="P12"><text:soft-page-break/><text:tab/>„type”:”resign”,</text:p>
      <text:p text:style-name="P12"><text:tab/>„message_id”:”unique_id”,</text:p>
      <text:p text:style-name="P12"><text:tab/>„room_id”: „exampleid”</text:p>
      <text:p text:style-name="P18">}</text:p>
      <text:p text:style-name="P18"/>
      <text:p text:style-name="P18">Fields:</text:p>
      <text:list xml:id="list3833117111061375035" text:style-name="L27">
        <text:list-item>
          <text:p text:style-name="P68"><text:span text:style-name="Strong_20_Emphasis">type</text:span>: Specifies the action type, in this case, resignation.</text:p>
        </text:list-item>
        <text:list-item>
          <text:p text:style-name="P68"><text:span text:style-name="Strong_20_Emphasis">message_id</text:span>: Unique ID of the message, which can be used as a query identifier.</text:p>
        </text:list-item>
        <text:list-item>
          <text:p text:style-name="P91"><text:span text:style-name="Strong_20_Emphasis">room_id</text:span>: The ID of the room where the game is being played.</text:p>
        </text:list-item>
      </text:list>
      <text:p text:style-name="P28"><text:span text:style-name="Strong_20_Emphasis"/></text:p>
      <text:p text:style-name="P28"><text:span text:style-name="Strong_20_Emphasis">Leaving the Room:</text:span></text:p>
      <text:p text:style-name="P28">If the game board is in the "finished" or "awaiting" phase, a player who is at the table can leave. A player who is an observer of the game can execute this command at any time. After leaving the table, the client will stop receiving events related to the room and lose access to the commands of this room.</text:p>
      <text:p text:style-name="P18"/>
      <text:p text:style-name="P12">{</text:p>
      <text:p text:style-name="P12"><text:tab/>„type”:”leave_room”,</text:p>
      <text:p text:style-name="P12"><text:tab/>„message_id”:”unique_id”,</text:p>
      <text:p text:style-name="P12"><text:tab/>„room_id”: „exampleid”</text:p>
      <text:p text:style-name="P18">}</text:p>
      <text:p text:style-name="P18"/>
      <text:p text:style-name="P18">Fields:</text:p>
      <text:list xml:id="list2451634488065475198" text:style-name="L28">
        <text:list-item>
          <text:p text:style-name="P69"><text:span text:style-name="Strong_20_Emphasis">type</text:span>: Specifies the action type, in this case, leaving the room.</text:p>
        </text:list-item>
        <text:list-item>
          <text:p text:style-name="P69"><text:span text:style-name="Strong_20_Emphasis">message_id</text:span>: Unique ID of the message, which can be used as a query identifier.</text:p>
        </text:list-item>
        <text:list-item>
          <text:p text:style-name="P92"><text:span text:style-name="Strong_20_Emphasis">room_id</text:span>: The ID of the room being left.</text:p>
        </text:list-item>
      </text:list>
      <text:p text:style-name="P28"><text:span text:style-name="Strong_20_Emphasis">Requesting a Rematch:</text:span></text:p>
      <text:p text:style-name="P28">If the game board is in the "finished" phase, a player can request a rematch from the opponent.<text:span text:style-name="T2"><text:line-break/><text:line-break/>{</text:span></text:p>
      <text:p text:style-name="P5"><text:tab/>„type” : ”set_rematch_willingness”,</text:p>
      <text:p text:style-name="P5"><text:tab/>„message_id” : ”unique_id”,</text:p>
      <text:p text:style-name="P5"><text:tab/>„value” : true ,</text:p>
      <text:p text:style-name="P5"><text:tab/>„room_id”: „exampleid”</text:p>
      <text:p text:style-name="P18">} </text:p>
      <text:p text:style-name="P18"/>
      <text:p text:style-name="P13">Fields:</text:p>
      <text:list xml:id="list1235903900137239283" text:style-name="L29">
        <text:list-item>
          <text:p text:style-name="P70"><text:span text:style-name="Strong_20_Emphasis">type</text:span>: Specifies the request type, in this case, requesting a rematch.</text:p>
        </text:list-item>
        <text:list-item>
          <text:p text:style-name="P70"><text:span text:style-name="Strong_20_Emphasis">message_id</text:span>: Unique ID of the message, which can be used as a query identifier.</text:p>
        </text:list-item>
        <text:list-item>
          <text:p text:style-name="P70"><text:span text:style-name="Strong_20_Emphasis">room_id</text:span>: The ID of the room where the player wants to express willingness.</text:p>
        </text:list-item>
        <text:list-item>
          <text:p text:style-name="P93"><text:span text:style-name="Strong_20_Emphasis">value</text:span>: Value within the range [true/false]. A value of true indicates willingness to play.</text:p>
          <text:p text:style-name="P93"/>
        </text:list-item>
      </text:list>
      <text:p text:style-name="P32">Getting rematch willingness</text:p>
      <text:p text:style-name="P35"><text:soft-page-break/>Returns list of sides that are willing to play rematch.</text:p>
      <text:p text:style-name="P28">Request:</text:p>
      <text:p text:style-name="P3">{</text:p>
      <text:p text:style-name="P3"><text:tab/>„type” : „get_rematch_willingness”,</text:p>
      <text:p text:style-name="P3"><text:tab/>„message_id”: „unique_id”,</text:p>
      <text:p text:style-name="P3"><text:tab/>„room_id”: „exampleid”<text:tab/></text:p>
      <text:p text:style-name="P37">}</text:p>
      <text:p text:style-name="P37"/>
      <text:p text:style-name="P28">Response:</text:p>
      <text:p text:style-name="P5">{</text:p>
      <text:p text:style-name="P5"><text:tab/>"status": "success”,</text:p>
      <text:p text:style-name="P3"><text:s/><text:tab/>"response_id":"unique_id",</text:p>
      <text:p text:style-name="P3"><text:tab/>„rematch_willingess” : [„blue”]</text:p>
      <text:p text:style-name="P5">}<text:line-break/>Fields:</text:p>
      <text:list xml:id="list35268345" text:continue-numbering="true" text:style-name="L29">
        <text:list-item>
          <text:p text:style-name="P70"><text:span text:style-name="Strong_20_Emphasis">type</text:span>: Specifies the request type, in this case, requesting a rematch.</text:p>
        </text:list-item>
        <text:list-item>
          <text:p text:style-name="P70"><text:span text:style-name="Strong_20_Emphasis">message_id</text:span>: Unique ID of the message, which can be used as a query identifier.</text:p>
        </text:list-item>
        <text:list-item>
          <text:p text:style-name="P70"><text:span text:style-name="Strong_20_Emphasis">room_id</text:span>: The ID of the room where the player wants to express willingness.</text:p>
        </text:list-item>
        <text:list-item>
          <text:p text:style-name="P42"><text:span text:style-name="Strong_20_Emphasis"><text:span text:style-name="T4">Rematch willingness:</text:span></text:span><text:span text:style-name="Strong_20_Emphasis"><text:span text:style-name="T3"> </text:span></text:span><text:span text:style-name="Strong_20_Emphasis"><text:span text:style-name="T2">A list of sides („blue” or „red”) that have requested the rematch</text:span></text:span><text:span text:style-name="T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Wziętek</meta:initial-creator>
    <meta:creation-date>2024-03-11T22:27:02.11</meta:creation-date>
    <dc:date>2024-12-15T15:02:38.80</dc:date>
    <dc:creator>Paweł Wziętek</dc:creator>
    <meta:editing-duration>P3DT3H14M37S</meta:editing-duration>
    <meta:editing-cycles>61</meta:editing-cycles>
    <meta:generator>OpenOffice/4.1.15$Win32 OpenOffice.org_project/4115m2$Build-9813</meta:generator>
    <meta:document-statistic meta:table-count="0" meta:image-count="0" meta:object-count="0" meta:page-count="20" meta:paragraph-count="646" meta:word-count="3993" meta:character-count="25814"/>
  </office:meta>
</office:document-meta>
</file>